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de" fo:country="DE" style:font-size-asian="10.5pt"/>
    </style:style>
    <style:style style:name="P2" style:family="paragraph" style:parent-style-name="Standard">
      <style:text-properties fo:language="de" fo:country="DE" officeooo:rsid="00055abb" officeooo:paragraph-rsid="00055abb" style:font-size-asian="10.5pt"/>
    </style:style>
    <style:style style:name="P3" style:family="paragraph" style:parent-style-name="Standard">
      <style:text-properties fo:language="de" fo:country="DE" officeooo:rsid="000590c7" officeooo:paragraph-rsid="000590c7" style:font-size-asian="10.5pt"/>
    </style:style>
    <style:style style:name="P4" style:family="paragraph" style:parent-style-name="Standard">
      <style:text-properties fo:language="de" fo:country="DE" officeooo:rsid="00070b32" officeooo:paragraph-rsid="00070b32" style:font-size-asian="10.5pt"/>
    </style:style>
    <style:style style:name="P5" style:family="paragraph" style:parent-style-name="Header">
      <style:text-properties officeooo:rsid="00017fa0" officeooo:paragraph-rsid="00017fa0"/>
    </style:style>
    <style:style style:name="T1" style:family="text">
      <style:text-properties officeooo:rsid="00027c9f"/>
    </style:style>
    <style:style style:name="T2" style:family="text">
      <style:text-properties officeooo:rsid="0002ce0f"/>
    </style:style>
    <style:style style:name="T3" style:family="text">
      <style:text-properties officeooo:rsid="00038403"/>
    </style:style>
    <style:style style:name="T4" style:family="text">
      <style:text-properties officeooo:rsid="00070b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er Fokus der Gesellschaft auf politische Korrektheit hat ein Paradigma in der Politik- und Medienberichterstattung geschaffen, das zu vielen Fragen geführt hat. Eine häufig auftretende ist, wie sich politische Korrektheit auf die Meinungsfreiheit auswirkt.</text:p>
      <text:p text:style-name="P1">Die Redefreiheit ermöglicht die uneingeschränkte Meinungsäußerung, während die politische Korrektheit Ausdrucksformen vermeidet, die als Ausschluss von Gruppen angesehen werden, die sozial benachteiligt oder diskriminiert sind. Politische Korrektheit und Redefreiheit sind zwar nicht entgegengesetzt, aber <text:span text:style-name="T2">existieren </text:span>keineswegs friedlich nebeneinander. Die Debatte über politische Korrektheit ist in <text:span text:style-name="T2">letzter Zeit erneut stark aufgetaucht</text:span>, insbesondere mit bestimmten politischen <text:span text:style-name="T3">Ereignissen</text:span>, <text:span text:style-name="T3">wie die „Black lives matter“ Bewegung. </text:span></text:p>
      <text:p text:style-name="P1"/>
      <text:p text:style-name="P2">Auf eines können sich jedoch so gut wie alle einigen. Respekt und Höflichkeit sind entscheidend für eine konstruktive Debatte. Wenn beleidigende Sprache in den Medien und in unserer Gesellschaft geduldet wird, polarisieren sich Ideen sehr schnell und riskieren, gewalttätig zu werden.</text:p>
      <text:p text:style-name="P2">Wenn die Debatte nicht respektvoll ist, hat das keinen Sinn. </text:p>
      <text:p text:style-name="P2">Andererseits, Politische Korrektheit schränkt die öffentlichen Debatten und das Denken in der Gesellschaft und in den Mainstream-Medien ein. Dies führt dazu, dass „sensible“ Themen nicht effizient diskutiert werden. Politische Korrektheit bringt Menschen mit „kontroversen“ Ideen zum Schweigen. Die politische Korrektheit ist nicht festgelegt, heißt es ist subjektiv und ändert sich immer. Deswegen kann jeder entscheiden, was als inakzeptabel gilt.</text:p>
      <text:p text:style-name="P2">Politiker, die andere auf politische Korrektheit verurteilen, verstoßen gegen die Grundsätze der Meinungsfreiheit. Sie bringen Menschen nach ihren eigenen Maßstäben zum Schweigen.</text:p>
      <text:p text:style-name="P3">Erina Kocina betont die in ihrem Artikel aus der Tageszeitung „Die Presse“, dass durch Politische Korrektheit, die anderen Begriffe mit allen den negativen Eigenschaften mehr aufgeladen werden. </text:p>
      <text:p text:style-name="P3">Wenn Menschen ihre Gefühle nicht denken, teilen oder sagen können, verschwinden ihre Gefühle nicht. Diese Gedanken können sich verstärken und noch giftiger werden.</text:p>
      <text:p text:style-name="P3">Es hat sich gezeigt, dass <text:span text:style-name="T4">wenn man </text:span>seine Ansichten nicht ausdrücken zu k<text:span text:style-name="T4">ann</text:span>, die Ansichten verschärft <text:span text:style-name="T4">werden</text:span>, nicht <text:span text:style-name="T4">ver</text:span>mindert. Historisch gesehen, wenn eine Gesellschaft unterdrückt oder ihre Ansichten zensiert werden, revoltieren die Menschen gegen Politiker, wenn ihre Ansichten zu eitern beginnen.</text:p>
      <text:p text:style-name="P3">Donald Trumps Erfolg beruht hauptsächlich auf seiner mangelnden politischen Korrektheit.</text:p>
      <text:p text:style-name="P3">Ein großer Teil von Trumps Unterstützung kommt von Menschen mit höchst unpolitisch korrekten Ansichten. <text:s/></text:p>
      <text:p text:style-name="P3"/>
      <text:p text:style-name="P4">Ich persönlich glaube, dass Politische Korrektheit kontroverse Ideen nicht davon abhält, gewalttätig zu werden - Zensur schon. Politische Korrektheit mildert lediglich die Sprache, in der Ideen ausgedrückt werden. Politische Korrektheit polarisiert Ideen nicht, indem sie sie unterdrückt.</text:p>
      <text:p text:style-name="P4">Politische Korrektheit lässt die Menschen überlegen, ob sie etwas Vorurteilendes oder Unangemessenes sagen. Auf diese Weise befürwortet es eine erfolgreiche Debatte, die die Prämisse stärkt, unter der die Meinungsfreiheit weithin akzeptiert wird.</text:p>
      <text:p text:style-name="P4"/>
      <text:p text:style-name="P4">415 Words</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7fa0" officeooo:paragraph-rsid="00017fa0"/>
    </style:style>
    <style:style style:name="MT1" style:family="text">
      <style:text-properties officeooo:rsid="00027c9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ndrej Tica<text:tab/><text:span text:style-name="MT1">Erörterung<text:tab/>14.10.20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18:26:42.979324647</meta:creation-date>
    <dc:date>2020-10-14T19:39:44.681828341</dc:date>
    <meta:editing-duration>PT6M8S</meta:editing-duration>
    <meta:editing-cycles>1</meta:editing-cycles>
    <meta:document-statistic meta:table-count="0" meta:image-count="0" meta:object-count="0" meta:page-count="1" meta:paragraph-count="15" meta:word-count="417" meta:character-count="3188" meta:non-whitespace-character-count="2781"/>
    <meta:generator>LibreOffice/6.0.7.3$Linux_X86_64 LibreOffice_project/00m0$Build-3</meta:generator>
  </office:meta>
</office:document-meta>
</file>